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fo:break-before="page">
        <style:tab-stops>
          <style:tab-stop style:position="0.75in"/>
        </style:tab-stops>
      </style:paragraph-properties>
    </style:style>
    <style:style style:name="P2" style:family="paragraph" style:parent-style-name="Heading_20_2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3" style:family="paragraph" style:parent-style-name="Standard" style:list-style-name="WW8Num7"/>
    <style:style style:name="P4" style:family="paragraph" style:parent-style-name="Standard" style:list-style-name="WW8Num7"/>
    <style:style style:name="P5" style:family="paragraph" style:parent-style-name="Standard" style:list-style-name="WW8Num7"/>
    <style:style style:name="P6" style:family="paragraph" style:parent-style-name="Standard" style:list-style-name="WW8Num7"/>
    <style:style style:name="P7" style:family="paragraph" style:parent-style-name="Standard" style:list-style-name="WW8Num7"/>
    <style:style style:name="P8" style:family="paragraph" style:parent-style-name="Standard" style:list-style-name="WW8Num7"/>
    <style:style style:name="P9" style:family="paragraph" style:parent-style-name="Standard" style:list-style-name="WW8Num7"/>
    <style:style style:name="P10" style:family="paragraph" style:parent-style-name="Standard" style:list-style-name="WW8Num7"/>
    <style:style style:name="P11" style:family="paragraph" style:parent-style-name="Standard" style:list-style-name="WW8Num7"/>
    <style:style style:name="P12" style:family="paragraph" style:parent-style-name="Standard" style:list-style-name="WW8Num7"/>
    <style:style style:name="P13" style:family="paragraph" style:parent-style-name="Standard" style:list-style-name="WW8Num7"/>
    <style:style style:name="P14" style:family="paragraph" style:parent-style-name="Standard" style:list-style-name="WW8Num7"/>
    <style:style style:name="P15" style:family="paragraph" style:parent-style-name="Standard" style:list-style-name="WW8Num7"/>
    <style:style style:name="P16" style:family="paragraph" style:parent-style-name="Standard" style:list-style-name="WW8Num7"/>
    <style:style style:name="P17" style:family="paragraph" style:parent-style-name="Standard" style:list-style-name="WW8Num7"/>
    <style:style style:name="P18" style:family="paragraph" style:parent-style-name="Standard" style:list-style-name="WW8Num7"/>
    <style:style style:name="P19" style:family="paragraph" style:parent-style-name="Standard" style:list-style-name="WW8Num7"/>
    <style:style style:name="P20" style:family="paragraph" style:parent-style-name="Standard" style:list-style-name="WW8Num7"/>
    <style:style style:name="P21" style:family="paragraph" style:parent-style-name="Standard" style:list-style-name="WW8Num7"/>
    <style:style style:name="P22" style:family="paragraph" style:parent-style-name="Standard" style:list-style-name="WW8Num7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gge til prosjekt</text:p>
      <text:p text:style-name="Standard">Når det skal opprettes et nytt prosjekt skal følgende registreres;</text:p>
      <text:list text:style-name="WW8Num7">
        <text:list-item>
          <text:p text:style-name="P3">Prosjektnavn og beskrivelse</text:p>
        </text:list-item>
        <text:list-item>
          <text:p text:style-name="P3">Velge hvilken kategori prosjektet hører under </text:p>
        </text:list-item>
        <text:list-item>
          <text:p text:style-name="P3">Registrere objektet prosjektet skal lenkes til ved å velge fra pop-up vindu som åpnes når man klikker i boks for aktuelt nivå</text:p>
        </text:list-item>
        <text:list-item>
          <text:p text:style-name="P3">Utstyr beskriver bygningsdel iht NS3451. Velg riktig bygningsdel fra pop-up vindu. </text:p>
        </text:list-item>
        <text:list-item>
          <text:p text:style-name="P3">Strømmåler</text:p>
        </text:list-item>
        <text:list-item>
          <text:p text:style-name="P3">Budsjett</text:p>
        </text:list-item>
        <text:list-item>
          <text:p text:style-name="P3">Reserve</text:p>
        </text:list-item>
        <text:list-item>
          <text:p text:style-name="P3">Rest</text:p>
        </text:list-item>
        <text:list-item>
          <text:p text:style-name="P3">Arbeidsordre</text:p>
        </text:list-item>
        <text:list-item>
          <text:p text:style-name="P3">Faktisk kostnad</text:p>
        </text:list-item>
        <text:list-item>
          <text:p text:style-name="P3">Koordinator beskriver hvem som er ansvarlig for prosjektet; det kan være samme person som har ansvar for tilhørende arbeidsordre eller forskjellige pr arbeidsordre </text:p>
        </text:list-item>
        <text:list-item>
          <text:p text:style-name="P3">Status; status skal oppdateres når prosjektet går over i en annen fase </text:p>
        </text:list-item>
        <text:list-item>
          <text:p text:style-name="P3">Prosjekt startdato; velges fra dato meny (planlagte datoer)</text:p>
        </text:list-item>
        <text:list-item>
          <text:p text:style-name="P3">Prosjekt sluttdato; velges fra dato meny (planlagte datoer)</text:p>
        </text:list-item>
        <text:list-item>
          <text:p text:style-name="P3">Fag; fagområde som skal knyttes til prosjektet velges fra predinert liste i egen meny under Admin</text:p>
        </text:list-item>
        <text:list-item>
          <text:p text:style-name="P3">Andre fag; i tillegg til valgt fag fra predefinert liste kan andre fag registreres her</text:p>
        </text:list-item>
        <text:list-item>
          <text:p text:style-name="P3">Sted for å hente nøkkel; hentes fra predefinert liste</text:p>
        </text:list-item>
        <text:list-item>
          <text:p text:style-name="P3">Sted for å levere nøkkel; hentes fra predefinert liste</text:p>
        </text:list-item>
        <text:list-item>
          <text:p text:style-name="P3">Nøkkelansvarlig; hentes fra predefinert liste (fagområde)</text:p>
        </text:list-item>
        <text:list-item>
          <text:p text:style-name="P3">Merknad; fritekst for å beskrive prosjektet ytterligere</text:p>
        </text:list-item>
      </text:list>
      <text:p text:style-name="Standard"/>
      <text:p text:style-name="P1">Editere prosjekt</text:p>
      <text:p text:style-name="Standard">I redigeringsvinduet kan alle registreringer endres. Utførte endringer registreres i historikken.</text:p>
      <text:p text:style-name="Standard">Eventuelle endringer lagres.</text:p>
      <text:p text:style-name="Standard"/>
      <text:p text:style-name="Standard">Status på prosjektet endres manuelt i dette vinduet etter hvert som prosjektet skrider frem. Husk å bekrefte endring av status i egen avmerkingsboks.</text:p>
      <text:p text:style-name="Standard"/>
      <text:p text:style-name="Standard">Fra dette vinduet kan arbeidsordre opprettes – klikk lenke øverst i vinduet.</text:p>
      <text:p text:style-name="Standard"/>
      <text:p text:style-name="Standard">Prosjektet kan kopieres ved å krysse av i avmerkingsboks øverst i vinduet. Lagre deret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>
      <text:list-level-style-number text:level="1" style:num-suffix="." style:num-format="1">
        <style:list-level-properties text:min-label-width="0.25in"/>
      </text:list-level-style-number>
      <text:list-level-style-number text:level="2" text:style-name="WW8Num1z1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start-value="3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3-29T13:46:55</meta:creation-date>
    <dc:creator>Sigurd Nes</dc:creator>
    <dc:date>2007-04-04T09:27:21</dc:date>
    <dc:language>en-US</dc:language>
    <meta:editing-cycles>4</meta:editing-cycles>
    <meta:editing-duration>PT1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241" meta:character-count="1632"/>
  </office:meta>
</office:document-meta>
</file>